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0031e" officeooo:paragraph-rsid="0010031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05069" officeooo:paragraph-rsid="0010506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9a610" officeooo:paragraph-rsid="0019a61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9a610" officeooo:paragraph-rsid="0019a61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officeooo:rsid="0010031e" officeooo:paragraph-rsid="0010031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0031e" officeooo:paragraph-rsid="0010031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41791" officeooo:paragraph-rsid="00141791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9a610" officeooo:paragraph-rsid="0019a61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0031e" officeooo:paragraph-rsid="0010031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12928" officeooo:paragraph-rsid="0011292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1ec6b" officeooo:paragraph-rsid="0011ec6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1ec6b" officeooo:paragraph-rsid="0019a61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27c69" officeooo:paragraph-rsid="00127c6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41791" officeooo:paragraph-rsid="0014179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44438" officeooo:paragraph-rsid="0014443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41791" officeooo:paragraph-rsid="00141791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weight="normal" officeooo:rsid="001ea4fd" officeooo:paragraph-rsid="001ea4f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44438" officeooo:paragraph-rsid="0014443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9a610" officeooo:paragraph-rsid="001ea4f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ea4fd" officeooo:paragraph-rsid="00141791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1ea4fd" officeooo:paragraph-rsid="001ea4fd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141791" officeooo:paragraph-rsid="0014179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19a610" officeooo:paragraph-rsid="0019a610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127c69" officeooo:paragraph-rsid="00127c69" style:font-size-asian="10.5pt" style:font-weight-asian="bold" style:font-size-complex="12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19a610"/>
    </style:style>
    <style:style style:name="P26" style:family="paragraph" style:parent-style-name="Standard" style:list-style-name="L2">
      <style:paragraph-properties fo:text-align="start" style:justify-single-word="false"/>
      <style:text-properties officeooo:paragraph-rsid="0019a610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1ea4fd"/>
    </style:style>
    <style:style style:name="P28" style:family="paragraph" style:parent-style-name="Standard" style:list-style-name="L5">
      <style:paragraph-properties fo:text-align="start" style:justify-single-word="false"/>
      <style:text-properties officeooo:paragraph-rsid="001ea4fd"/>
    </style:style>
    <style:style style:name="P29" style:family="paragraph" style:parent-style-name="Standard" style:list-style-name="L4">
      <style:paragraph-properties fo:text-align="start" style:justify-single-word="false"/>
      <style:text-properties officeooo:paragraph-rsid="001ea4fd"/>
    </style:style>
    <style:style style:name="P30" style:family="paragraph" style:parent-style-name="Standard" style:list-style-name="L4">
      <style:paragraph-properties fo:text-align="start" style:justify-single-word="false"/>
      <style:text-properties fo:font-size="14pt" fo:font-weight="normal" officeooo:rsid="001347c3" officeooo:paragraph-rsid="001ea4fd" style:font-size-asian="12.25pt" style:font-weight-asian="normal" style:font-size-complex="14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4pt" fo:font-weight="normal" officeooo:rsid="00104da5" officeooo:paragraph-rsid="001ea4fd" style:font-size-asian="12.25pt" style:font-weight-asian="normal" style:font-size-complex="14pt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fo:font-size="14pt" fo:font-weight="normal" officeooo:rsid="00119958" officeooo:paragraph-rsid="001ea4fd" style:font-size-asian="12.25pt" style:font-weight-asian="normal" style:font-size-complex="14pt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fo:font-size="14pt" fo:font-weight="bold" officeooo:rsid="00119958" officeooo:paragraph-rsid="001ea4fd" style:font-size-asian="12.25pt" style:font-weight-asian="bold" style:font-size-complex="14pt" style:font-weight-complex="bold"/>
    </style:style>
    <style:style style:name="P34" style:family="paragraph" style:parent-style-name="Standard" style:list-style-name="L4">
      <style:paragraph-properties fo:text-align="start" style:justify-single-word="false"/>
      <style:text-properties fo:font-size="14pt" fo:font-weight="bold" officeooo:rsid="001347c3" officeooo:paragraph-rsid="001ea4fd" style:font-size-asian="12.25pt" style:font-weight-asian="bold" style:font-size-complex="14pt" style:font-weight-complex="bold"/>
    </style:style>
    <style:style style:name="T1" style:family="text">
      <style:text-properties officeooo:rsid="00141791"/>
    </style:style>
    <style:style style:name="T2" style:family="text">
      <style:text-properties officeooo:rsid="00166447"/>
    </style:style>
    <style:style style:name="T3" style:family="text">
      <style:text-properties officeooo:rsid="00179d62"/>
    </style:style>
    <style:style style:name="T4" style:family="text">
      <style:text-properties officeooo:rsid="0019a610"/>
    </style:style>
    <style:style style:name="T5" style:family="text">
      <style:text-properties officeooo:rsid="001ea4f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41791" style:font-weight-asian="normal" style:font-weight-complex="normal"/>
    </style:style>
    <style:style style:name="T8" style:family="text">
      <style:text-properties fo:font-weight="normal" officeooo:rsid="00166447" style:font-weight-asian="normal" style:font-weight-complex="normal"/>
    </style:style>
    <style:style style:name="T9" style:family="text">
      <style:text-properties fo:font-weight="normal" officeooo:rsid="0015d764" style:font-weight-asian="normal" style:font-weight-complex="normal"/>
    </style:style>
    <style:style style:name="T10" style:family="text">
      <style:text-properties fo:font-weight="normal" officeooo:rsid="00144438" style:font-weight-asian="normal" style:font-weight-complex="normal"/>
    </style:style>
    <style:style style:name="T11" style:family="text">
      <style:text-properties fo:font-weight="normal" officeooo:rsid="001347c3" style:font-weight-asian="normal" style:font-weight-complex="normal"/>
    </style:style>
    <style:style style:name="T12" style:family="text">
      <style:text-properties fo:font-size="12pt" fo:font-weight="normal" officeooo:rsid="00112928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11ec6b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ea4fd" style:font-size-asian="10.5pt" style:font-weight-asian="normal" style:font-size-complex="12pt" style:font-weight-complex="normal"/>
    </style:style>
    <style:style style:name="T15" style:family="text">
      <style:text-properties fo:font-size="14pt" fo:font-weight="bold" officeooo:rsid="00104da5" style:font-size-asian="12.25pt" style:font-weight-asian="bold" style:font-size-complex="14pt" style:font-weight-complex="bold"/>
    </style:style>
    <style:style style:name="T16" style:family="text">
      <style:text-properties fo:font-size="14pt" fo:font-weight="normal" officeooo:rsid="00119958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1347c3" style:font-size-asian="12.25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STATEMENT</text:p>
      <text:p text:style-name="P2">PiattaformaBirrifici</text:p>
      <text:p text:style-name="P2"/>
      <text:p text:style-name="P3">INDICE</text:p>
      <text:p text:style-name="P4">1. Dominio del problema</text:p>
      <text:p text:style-name="P4">2. Scenari</text:p>
      <text:p text:style-name="P4">3. Requisiti funzionali</text:p>
      <text:p text:style-name="P4">4. Requisiti non funzionali</text:p>
      <text:p text:style-name="P4">5. Ambiente di destinazione</text:p>
      <text:p text:style-name="P4">6. Deriverables e scadenze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1. Dominio del problema</text:p>
      <text:p text:style-name="P10">La produzione di birra artigianale sta subendo un rapito incremento anche in Italia. <text:span text:style-name="T1">I produttori di birre artigianali, non essendo industrie, ne producono pochi litri. Questo fa si che non possano venderle all’ingrosso.</text:span></text:p>
      <text:p text:style-name="P10">Il progetto PiattaformaBirrifici <text:span text:style-name="T1">mira ad </text:span>essere una piattaforma in cui i birrifici artigianali potranno vendere le proprie birre <text:span text:style-name="T1">al dettaglio</text:span> e dei clienti acquistarle. </text:p>
      <text:p text:style-name="P11"/>
      <text:p text:style-name="P7"><text:span text:style-name="T4">2. </text:span>Scenari</text:p>
      <text:p text:style-name="P7"/>
      <text:p text:style-name="P14">Scenario 1.</text:p>
      <text:p text:style-name="P20">Nome: <text:tab/><text:tab/><text:span text:style-name="T6">NuovoAcquirente</text:span></text:p>
      <text:p text:style-name="P21">Attori:<text:tab/><text:tab/><text:tab/><text:span text:style-name="T6">Luca</text:span></text:p>
      <text:p text:style-name="P21">Flusso degli eventi: <text:tab/><text:span text:style-name="T7">Luca è uno studente fuori sede che a cui piace guardare le partite di calcio con <text:tab/><text:tab/><text:tab/>gli amici. Stanco di offrire sempre la solita birra, decide di documentarsi <text:tab/><text:tab/><text:tab/><text:tab/>sull’esistenza di nuove varietà della sua bevanda preferita. Trova online la <text:tab/><text:tab/><text:tab/>PiattaformaBirrifici dove vede che esistono incredibili birre artigianali dai <text:tab/><text:tab/><text:tab/>prezzi non eccessivi. Decide così di registrarsi per acquistare due o tre <text:tab/><text:tab/><text:tab/><text:tab/>tipologie di birre per assaggiarle. Compila il form di registrazione con </text:span><text:span text:style-name="T8">email, <text:tab/><text:tab/><text:tab/>password, </text:span><text:span text:style-name="T7">nome, cognome, </text:span><text:span text:style-name="T9">regione, provincia, città, n. civico, CAP, telefono, <text:tab/><text:tab/><text:tab/>indirizzo e mette nel suo carrello le birre più accattivanti. Quando finisce di <text:tab/><text:tab/><text:tab/>sceglierle tutte fa il checkout dell’ordine e attende con ansia il suo bel pacco <text:tab/><text:tab/><text:tab/>di birre.</text:span></text:p>
      <text:p text:style-name="P14"/>
      <text:p text:style-name="P15">Scenario2.</text:p>
      <text:p text:style-name="P21">Nome: <text:tab/><text:tab/><text:span text:style-name="T6">NuovaAzienda</text:span></text:p>
      <text:p text:style-name="P21">Attori:<text:tab/> <text:tab/><text:tab/><text:span text:style-name="T6">Birrificio dei Bardi, Matteo</text:span></text:p>
      <text:p text:style-name="P21">Flusso degli eventi:<text:tab/><text:span text:style-name="T10">Il birrificio artigianale Birrificio dei Bardi ha intenzione di ampliare la sua <text:tab/><text:tab/><text:tab/>cerchia di clienti ma non sa come dato che la sua produzione di birre non è <text:tab/><text:tab/><text:tab/>abbastanza rilevante da permettergli di vendere all’ingrosso. Decide così di <text:tab/><text:tab/><text:tab/>iscriversi al nuovo sito PiattaformaBirrifici per tentare nell’impresa. </text:span><text:span text:style-name="T6">Matteo <text:tab/><text:tab/><text:tab/>in qualità di GestoreVenditeOnline</text:span><text:span text:style-name="T10"> </text:span><text:span text:style-name="T6">c</text:span><text:span text:style-name="T10">ompila tutt</text:span><text:span text:style-name="T9">e le informazioni ovvero: <text:tab/><text:tab/><text:tab/><text:tab/>Partita IVA, ragione sociale, indirizzo, email, password. I</text:span><text:span text:style-name="T10">nizia a caricare i <text:tab/><text:tab/><text:tab/>propri prodotti sul sito. Molto presto si accorge di aver ricevuto una notifica. <text:tab/><text:tab/><text:tab/>E’ già il primo ordine per la sua birra migliore! Prende atto dell’ordine, <text:tab/><text:tab/><text:tab/><text:tab/>prepara la birra in un contenitore antiurto e la spedisce tramite il suo corriere. </text:span></text:p>
      <text:p text:style-name="P15"/>
      <text:p text:style-name="P15">Scenario 3.</text:p>
      <text:p text:style-name="P21">Nome: <text:tab/><text:tab/><text:span text:style-name="T6">ClienteAbituale</text:span></text:p>
      <text:p text:style-name="P21">Attori: <text:tab/><text:tab/><text:span text:style-name="T6">Martina</text:span></text:p>
      <text:p text:style-name="P21">Flusso degli eventi: <text:tab/><text:span text:style-name="T10">Martina è ormai una cliente abituale sul sito PiattaformaBirrifici ha <text:tab/><text:tab/><text:tab/><text:tab/>assaggiato alcune delle birre offerte e vuole lasciare un commento alla sua <text:tab/><text:tab/><text:tab/>birra preferita per invogliare anche gli altri ad acquistarla. </text:span><text:span text:style-name="T8">Effettua il login <text:tab/><text:tab/><text:tab/>inserendo email e password e s</text:span><text:span text:style-name="T10">i reca nella pagina del prodotto. </text:span><text:span text:style-name="T8">S</text:span><text:span text:style-name="T10">crive una <text:tab/><text:tab/><text:tab/>bellissima recensione di modo che tutti sappiano quanto le è piaciuta.</text:span></text:p>
      <text:p text:style-name="P15"/>
      <text:p text:style-name="P8">3. Requisiti funzionali</text:p>
      <text:list xml:id="list826317226" text:style-name="L3">
        <text:list-item>
          <text:p text:style-name="P17">Possibilità di iscrizione degli Acquirenti</text:p>
        </text:list-item>
      </text:list>
      <text:list xml:id="list1764591592" text:style-name="L1">
        <text:list-item>
          <text:p text:style-name="P25"><text:span text:style-name="T12">I prodotti dovranno essere visibili a tutti gli utenti ma solo gli </text:span><text:span text:style-name="T14">Acquirenti</text:span><text:span text:style-name="T12"> iscritti potranno comprarli. </text:span></text:p>
        </text:list-item>
        <text:list-item>
          <text:p text:style-name="P25"><text:span text:style-name="T13">La piattaforma dovrà contenere tre “aree”:</text:span></text:p>
        </text:list-item>
      </text:list>
      <text:p text:style-name="P12"><text:tab/><text:tab/>- area accessibile a tutti gli utenti (home page e pagine dei prodotti);</text:p>
      <text:p text:style-name="P12"><text:soft-page-break/><text:tab/><text:tab/>- area personale de<text:span text:style-name="T5">gli Acquirenti</text:span> registrati (su cui ci saranno le informazioni <text:tab/><text:tab/><text:tab/><text:tab/>personali e gli ordini effettuati);</text:p>
      <text:p text:style-name="P12"><text:tab/><text:tab/>- area private delle imprese iscritte (dove ci saranno i dati aziendali, i prodotti caricati <text:tab/><text:tab/><text:tab/>e gli ordini ricevuti).</text:p>
      <text:list xml:id="list4272058643" text:style-name="L2">
        <text:list-item>
          <text:p text:style-name="P26"><text:span text:style-name="T14">Possibilità da parte dei birrifici di iscriversi e inserire prodotti per la vendita</text:span><text:span text:style-name="T13">.</text:span></text:p>
        </text:list-item>
        <text:list-item>
          <text:p text:style-name="P26"><text:span text:style-name="T13">Quando un cliente effettua un ordine esso deve essere evaso dal birrificio o dai birrifici che <text:tab/>hanno caricato i prodotti compresi nell’ordine. </text:span></text:p>
        </text:list-item>
        <text:list-item>
          <text:p text:style-name="P27"><text:span text:style-name="T13">Si vuole tener traccia degli ordini evasi dei clienti. </text:span></text:p>
        </text:list-item>
        <text:list-item>
          <text:p text:style-name="P27"><text:span text:style-name="T13">Quando un cliente riceve il proprio ordine viene abilitato a lasciare commenti ai prodotti <text:tab/>acquistati. </text:span></text:p>
        </text:list-item>
      </text:list>
      <text:p text:style-name="P8"/>
      <text:p text:style-name="P8">4. Requisiti non funzionali</text:p>
      <text:list xml:id="list2677941918" text:style-name="L5">
        <text:list-item>
          <text:p text:style-name="P28"><text:span text:style-name="T15">USABILITÀ:</text:span></text:p>
        </text:list-item>
      </text:list>
      <text:list xml:id="list509105009" text:style-name="L4">
        <text:list-header>
          <text:p text:style-name="P31">Data la possibilità di utenti non esperti che potrebbero accedere al sistema si cercherà di rendere lo stesso il più conforme possibile ad altri siti web di e-commerce in modo da renderlo familiare anche agli utenti con meno dimestichezza.</text:p>
        </text:list-header>
        <text:list-item>
          <text:p text:style-name="P29"><text:span text:style-name="T15">AFFIDABILITÀ:</text:span></text:p>
          <text:p text:style-name="P32">Il sistema dovrà essere sicuro nei confronti dei dati sensibili di utenti e aziende iscritte e dal punto di vista della gestione delle transazioni.</text:p>
        </text:list-item>
        <text:list-item>
          <text:p text:style-name="P33">PERFORMANCE:</text:p>
          <text:p text:style-name="P32">- La piattaforma dovrà essere responsive per poter essere facilmente <text:tab/>visualizzabile da vari dispositivi elettronici (computer, tablet e <text:tab/>smartphone). Dovrà essere scalabile poiché sarà totalmente on-line e <text:tab/>pertanto il numero di accessi al sito in contemporanea e potenzialmente <text:tab/>altissimo. </text:p>
          <text:p text:style-name="P32">- Dovrà avere tempi di risposta accettabili quali circa:</text:p>
          <text:list>
            <text:list-header>
              <text:p text:style-name="P29"><text:span text:style-name="T16">-10 secondi per </text:span><text:span text:style-name="T17">caricamento di un nuovo prodotto, ricerca di un set di <text:tab/>prodotti, visualizzazione del carrello, effettuazione di un ordine.</text:span></text:p>
              <text:p text:style-name="P29"><text:span text:style-name="T17">-5 secondi per postare un commento ad un prodotto, visualizzare la <text:tab/>scheda di un singolo prodotto e i relativi commenti, effettuare la <text:tab/>registrazione e/o il login.</text:span></text:p>
            </text:list-header>
          </text:list>
          <text:p text:style-name="P30"><text:tab/></text:p>
        </text:list-item>
        <text:list-item>
          <text:p text:style-name="P34">SOPPORTABILITÀ:</text:p>
          <text:p text:style-name="P30">Il sistema dovrà poter migrare su host differenti da quello scelto. </text:p>
        </text:list-item>
      </text:list>
      <text:p text:style-name="P11"/>
      <text:p text:style-name="P24"><text:span text:style-name="T4">5. </text:span>Ambiente di <text:span text:style-name="T4">destinazione</text:span></text:p>
      <text:p text:style-name="P24"/>
      <text:p text:style-name="P19">Il sito web dovrà essere visibile e ben strutturato all’interno dei maggiori browser Internet (Chrome, Mozzilla etc.). </text:p>
      <text:p text:style-name="P19">Dovrà essere ben visibile da ogni strumento smart quale computer, cellulare e/o tablet.</text:p>
      <text:p text:style-name="P13"/>
      <text:p text:style-name="P11"/>
      <text:p text:style-name="P8">6. Deliverables e scadenze</text:p>
      <text:p text:style-name="P13">Il progetto dovrà presentare un’adeguata documentazione nelle date stabilite dal committente <text:span text:style-name="T3">ed essere pronto entro il mese di gennaio.</text:span></text:p>
      <text:p text:style-name="P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09:33:47.022000000</meta:creation-date>
    <dc:date>2019-10-23T16:28:45.719000000</dc:date>
    <meta:editing-duration>P1DT3H3M50S</meta:editing-duration>
    <meta:editing-cycles>8</meta:editing-cycles>
    <meta:generator>LibreOffice/6.2.4.2$Windows_X86_64 LibreOffice_project/2412653d852ce75f65fbfa83fb7e7b669a126d64</meta:generator>
    <meta:document-statistic meta:table-count="0" meta:image-count="0" meta:object-count="0" meta:page-count="3" meta:paragraph-count="54" meta:word-count="784" meta:character-count="5202" meta:non-whitespace-character-count="4375"/>
  </office:meta>
</office:document-meta>
</file>